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C000002E933B24BD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19.71cm" svg:x="3.477cm" svg:y="4.316cm">
          <draw:image xlink:href="Pictures/100000000000024C000002E933B24BD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i  Lin</meta:initial-creator>
    <meta:creation-date>2020-06-16T11:18:25.09</meta:creation-date>
    <dc:date>2020-06-16T11:20:39.18</dc:date>
    <dc:creator>Hui  Lin</dc:creator>
    <meta:editing-duration>PT2M14S</meta:editing-duration>
    <meta:editing-cycles>1</meta:editing-cycles>
    <meta:document-statistic meta:object-count="1"/>
    <meta:generator>OpenOffice/4.1.7$Win32 OpenOffice.org_project/417m1$Build-9800</meta:generator>
  </office:meta>
</office:document-meta>
</file>